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Controller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NameAssertionTests.testEqual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iewNameAssertionTests.testHamcrest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iewNameAssertionTests.perform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